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3" style:family="paragraph">
      <style:paragraph-properties fo:margin-top="0cm" fo:margin-bottom="0cm" fo:text-align="justify" style:justify-single-word="false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4" style:family="paragraph" style:parent-style-name="List_20_Paragraph">
      <style:paragraph-properties fo:margin-top="0cm" fo:margin-bottom="0cm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List_20_Paragraph" style:list-style-name="L1">
      <style:paragraph-properties fo:margin-top="0cm" fo:margin-bottom="0cm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List_20_Paragraph">
      <style:paragraph-properties fo:margin-top="0cm" fo:margin-bottom="0cm" fo:text-align="justify" style:justify-single-word="false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7" style:family="paragraph" style:parent-style-name="List_20_Paragraph" style:list-style-name="L1">
      <style:paragraph-properties fo:margin-top="0cm" fo:margin-bottom="0cm" fo:text-align="justify" style:justify-single-word="false"/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P8" style:family="paragraph" style:parent-style-name="List_20_Paragraph">
      <style:paragraph-properties fo:margin-top="0cm" fo:margin-bottom="0cm"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9" style:family="paragraph" style:parent-style-name="List_20_Paragraph">
      <style:paragraph-properties fo:margin-top="0cm" fo:margin-bottom="0cm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margin-top="0cm" fo:margin-bottom="0cm" fo:text-align="justify" style:justify-single-word="false"/>
      <style:text-properties style:font-name="Arial" fo:font-size="12pt" fo:language="ca" fo:country="ES" style:font-size-asian="12pt" style:font-size-complex="12pt"/>
    </style:style>
    <style:style style:name="P11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style:font-name="Arial" fo:font-size="16pt" fo:language="ca" fo:country="ES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cm" fo:margin-bottom="0cm"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language="ca" fo:country="ES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ventoras en la Informática</text:p>
      <text:p/>
      <text:list xml:id="list9169656325769361474" text:style-name="L1">
        <text:list-item>
          <text:p text:style-name="P7"><text:bookmark-start text:name="_GoBack"/>Com es diu la primera programadora de la historia? Per quin motiu no podía signar els seus treballs amb el seu nom? </text:p>
        </text:list-item>
      </text:list>
      <text:p text:style-name="P2"><text:tab/></text:p>
      <text:p text:style-name="P2"><text:tab/><text:span text:style-name="T2">Ada Lovelace, per ser una dona ja que la podríen censurar.</text:span></text:p>
      <text:p text:style-name="P2"/>
      <text:list xml:id="list39250493" text:continue-numbering="true" text:style-name="L1">
        <text:list-item>
          <text:p text:style-name="P7">Per quin motiu Ángela Ruiz Robles no va poder fer el seu invent?</text:p>
        </text:list-item>
      </text:list>
      <text:p text:style-name="P6"/>
      <text:p text:style-name="P8">No va obtenir financiació pel seu invent.</text:p>
      <text:p text:style-name="P6"/>
      <text:list xml:id="list39256315" text:continue-numbering="true" text:style-name="L1">
        <text:list-item>
          <text:p text:style-name="P7">Què és el flow Matic? Qui ho va inventar?</text:p>
        </text:list-item>
      </text:list>
      <text:p text:style-name="P6"/>
      <text:p text:style-name="P8">Es un compilador, que tradueix instruccions de l'anglès a codi màquina. El va inventar Grace Hopper.</text:p>
      <text:p text:style-name="P6"/>
      <text:list xml:id="list39225045" text:continue-numbering="true" text:style-name="L1">
        <text:list-item>
          <text:p text:style-name="P5"><text:span text:style-name="T1">Qui va dir “Si tienes una idea hazla, es más fácil pedir perdón que pedir permiso”.? Quin és el significat d’aquesta frase?</text:span></text:p>
        </text:list-item>
      </text:list>
      <text:p text:style-name="P4"><text:span text:style-name="T1"/></text:p>
      <text:p text:style-name="P9"><text:span text:style-name="T1">Grace Hopper, que es més facil començar a treballar en la teva idea que esperar el moment oportú per fer-la.</text:span></text:p>
      <text:p text:style-name="P4"><text:span text:style-name="T1"/></text:p>
      <text:list xml:id="list39236985" text:continue-numbering="true" text:style-name="L1">
        <text:list-item>
          <text:p text:style-name="P7">Per quin motiu es va fer un sistema de missatges encriptats? Qui el va inventar?</text:p>
        </text:list-item>
      </text:list>
      <text:p text:style-name="P6"/>
      <text:p text:style-name="P8">Per la segona guerra mundial, per que els misils no pugesin ser interceptats. El va inventar Hedy Lamarr.</text:p>
      <text:p text:style-name="P6"/>
      <text:list xml:id="list39243175" text:continue-numbering="true" text:style-name="L1">
        <text:list-item>
          <text:p text:style-name="P7">Qui va fer un camí segur per a què tornés la tripulació <text:s/>a la Terra?</text:p>
        </text:list-item>
      </text:list>
      <text:p text:style-name="P6"/>
      <text:p text:style-name="P8">Katherine Johnson.</text:p>
      <text:p text:style-name="P6"/>
      <text:list xml:id="list39234233" text:continue-numbering="true" text:style-name="L1">
        <text:list-item>
          <text:p text:style-name="P7">Qui va crear el primer ordinador d’oficina?</text:p>
        </text:list-item>
      </text:list>
      <text:p text:style-name="P6"/>
      <text:p text:style-name="P8">Evelyn Bezeryn.</text:p>
      <text:p text:style-name="P6"/>
      <text:list xml:id="list39234781" text:continue-numbering="true" text:style-name="L1">
        <text:list-item>
          <text:p text:style-name="P7">Per quin motiu no van a contractar a Evelyn Bezeryn a la Borsa de Valors de Nova York?</text:p>
        </text:list-item>
      </text:list>
      <text:p text:style-name="P6"/>
      <text:p text:style-name="P8">Per ser una dona.</text:p>
      <text:p text:style-name="P6"/>
      <text:list xml:id="list39254997" text:continue-numbering="true" text:style-name="L1">
        <text:list-item>
          <text:p text:style-name="P7"><text:soft-page-break/>Com es diu l’empresa que va crear Evelyn i què es el que feia?</text:p>
        </text:list-item>
      </text:list>
      <text:p text:style-name="P6"/>
      <text:p text:style-name="P8">Redactron Corporation, crear processadors de text.</text:p>
      <text:p text:style-name="P6"/>
      <text:list xml:id="list39250548" text:continue-numbering="true" text:style-name="L1">
        <text:list-item>
          <text:p text:style-name="P7">Per quin motiu li van negar a Stephanie Shirley un ascens?</text:p>
        </text:list-item>
      </text:list>
      <text:p text:style-name="P6"/>
      <text:p text:style-name="P8">Per ser una dona.</text:p>
      <text:p text:style-name="P6"/>
      <text:list xml:id="list39237876" text:continue-numbering="true" text:style-name="L1">
        <text:list-item>
          <text:p text:style-name="P7">Quin va serun dels projectes més notables de l’empresa de Stephcni Shirley?</text:p>
        </text:list-item>
      </text:list>
      <text:p text:style-name="P6"/>
      <text:p text:style-name="P8">El registrador de vol de la caixa negra del Concorde.</text:p>
      <text:p text:style-name="P6"/>
      <text:list xml:id="list39237519" text:continue-numbering="true" text:style-name="L1">
        <text:list-item>
          <text:p text:style-name="P7">Què va a programar Margaret Hamilton?</text:p>
        </text:list-item>
      </text:list>
      <text:p text:style-name="P6"/>
      <text:p text:style-name="P8">Software per preveure el temps atmosfèric, per trobar aeronaus posiblement hostils y per la misió del Apolo 11.</text:p>
      <text:p text:style-name="P6"/>
      <text:list xml:id="list39227870" text:continue-numbering="true" text:style-name="L1">
        <text:list-item>
          <text:p text:style-name="P7">Per a on era el lloc de treball que va aconseguir després de fer tants esforços? Gràcies al invent i a la possiblitat d’errors que va tenir en compte Margaret Hamilton qui va poder arribar al terra lunar? Quin gualardó va obtener Margaret?</text:p>
        </text:list-item>
      </text:list>
      <text:p text:style-name="P6"/>
      <text:p text:style-name="P8">Per a un lloc en la NASA en 1965 per la misión del Apolo 11. Neil Armstrong. La medalla presidencial de la llibertat.</text:p>
      <text:p text:style-name="P6"/>
      <text:list xml:id="list39256894" text:continue-numbering="true" text:style-name="L1">
        <text:list-item>
          <text:p text:style-name="P7">Qui va ser la primera persona que va utilizar un ordinador personal en casa i en teletreballar?</text:p>
        </text:list-item>
      </text:list>
      <text:p text:style-name="P6"/>
      <text:p text:style-name="P8">Mary Allen Wilkes.</text:p>
      <text:p text:style-name="P6"/>
      <text:list xml:id="list39249445" text:continue-numbering="true" text:style-name="L1">
        <text:list-item>
          <text:p text:style-name="P7"><text:s/>Qui va ser la persona que va inventari un sistema operativo amb un procesador de textos similar al Word?<text:bookmark-end text:name="_GoBack"/></text:p>
        </text:list-item>
      </text:list>
      <text:p text:style-name="P6"/>
      <text:p text:style-name="P8">Mary Allen Wilkes.</text:p>
      <text:p text:style-name="P6"/>
      <text:p text:style-name="P2">Fuente: <text:a xlink:type="simple" xlink:href="https://blog.acens.com/notas-prensa/10-mujeres-programadoras-pioneras-informatica/" text:style-name="Internet_20_link" text:visited-style-name="Visited_20_Internet_20_Link">https://blog.acens.com/notas-prensa/10-mujeres-programadoras-pioneras-informatica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cm" fo:margin-top="0cm" fo:margin-bottom="0cm" table:align="margins" style:shadow="none" style:writing-mode="lr-tb"/>
    </style:style>
    <style:style style:name="Tabla1.A" style:family="table-column">
      <style:table-column-properties style:column-width="7.5cm" style:rel-column-width="32767*"/>
    </style:style>
    <style:style style:name="Tabla1.1" style:family="table-row">
      <style:table-row-properties style:min-row-height="0.132cm"/>
    </style:style>
    <style:style style:name="Tabla1.A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a1.B1" style:family="table-cell">
      <style:table-cell-properties fo:padding="0.101cm" fo:border="none"/>
    </style:style>
    <style:style style:name="MP1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margin-top="0cm" fo:margin-bottom="0cm"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1">EIE</text:p>
            </table:table-cell>
            <table:table-cell table:style-name="Tabla1.B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l</meta:initial-creator>
    <dc:creator>Carlos Guillermo Valenzuela García</dc:creator>
    <meta:editing-cycles>31</meta:editing-cycles>
    <meta:print-date>2020-11-26T11:16:00</meta:print-date>
    <meta:creation-date>2020-11-26T10:37:00</meta:creation-date>
    <dc:date>2020-11-27T19:02:38.13</dc:date>
    <meta:editing-duration>PT34M32S</meta:editing-duration>
    <meta:generator>OpenOffice/4.1.3$Win32 OpenOffice.org_project/413m1$Build-9783</meta:generator>
    <meta:document-statistic meta:table-count="1" meta:image-count="0" meta:object-count="0" meta:page-count="2" meta:paragraph-count="35" meta:word-count="416" meta:character-count="23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